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185bb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85bb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officeooo:rsid="0010b609" style:font-size-asian="14pt" style:font-weight-asian="bold" style:font-size-complex="14pt" style:font-weight-complex="bold"/>
    </style:style>
    <style:style style:name="T6" style:family="text">
      <style:text-properties officeooo:rsid="001185bb" style:font-size-asian="14pt" style:font-weight-asian="bold" style:font-size-complex="14pt" style:font-weight-complex="bold"/>
    </style:style>
    <style:style style:name="T7" style:family="text">
      <style:text-properties officeooo:rsid="0011b1cc" style:font-size-asian="14pt" style:font-weight-asian="bold" style:font-size-complex="14pt" style:font-weight-complex="bold"/>
    </style:style>
    <style:style style:name="T8" style:family="text">
      <style:text-properties officeooo:rsid="001185b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Proyecto 2.</text:span><text:span text:style-name="T6">1</text:span><text:span text:style-name="T5">.1. </text:span><text:span text:style-name="T6">Simulando </text:span><text:span text:style-name="T7">repartir</text:span><text:span text:style-name="T6"> caramelos</text:span></text:p>
      <text:p text:style-name="P3"/>
      <text:p text:style-name="P4"><text:span text:style-name="T2">La idea de este proyecto es simplemente ver una simulación usando Gobstones. Para eso, a</text:span><text:span text:style-name="T1">pretar el botón </text:span><text:bookmark text:name="docs-internal-guid-d32f95ee-3676-e507-d06f-b8ee96eca3e6"/><text:span text:style-name="T4">‘</text:span><text:span text:style-name="T3">Ejecutar</text:span><text:span text:style-name="T4">’</text:span><text:span text:style-name="T1">, que es el botón con el ícono de “</text:span><text:span text:style-name="T3">play</text:span><text:span text:style-name="T4">”</text:span><text:span text:style-name="T1">. Se verá a un docente con sus estudiantes que irá visitando a cada uno y dándole un caramelo; </text:span><text:span text:style-name="T2">l</text:span><text:span text:style-name="T1">uego volverá al escritorio y repetirá la acción de visitarlos pero retirando los papeles de caramelos.</text:span></text:p>
      <text:p text:style-name="P5"><text:bookmark text:name="docs-internal-guid-d32f95ee-3677-1584-bb51-9b5ea560d86b"/><text:span text:style-name="T4"><draw:frame draw:style-name="fr1" draw:name="Image1" text:anchor-type="as-char" svg:width="5.325cm" svg:height="5.398cm" draw:z-index="0"><draw:image xlink:href="https://lh6.googleusercontent.com/Sf0c4HCUM16ycvgcD0Yf35FFeS_YzyPBS3lUCiZQddmx7_KakJ6sNqCu1MCYMPSWRmbZ8Xy1ypgVHO2djQL227T5wWRkt0J4iSDKHSBfYLDGk7VrUAJD9qQaAKK6XYy7k9kAIoUN" xlink:type="simple" xlink:show="embed" xlink:actuate="onLoad"/></draw:frame></text:span> </text:p>
      <text:p text:style-name="Text_20_body"/>
      <text:p text:style-name="P1">Al finalizar la ejecución <text:span text:style-name="T8">reflexionar sobre cómo </text:span>los problemas del mundo real pueden simularse virtualmente. ¿Cómo creen, en este caso, que se dieron las instrucciones al docente? ¡Mediante un programa!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5-23T15:02:27.748000000</dc:date>
    <meta:editing-duration>PT4M41S</meta:editing-duration>
    <meta:editing-cycles>3</meta:editing-cycles>
    <meta:generator>LibreOffice/4.2.5.2$Windows_x86 LibreOffice_project/6ff819b65674ae6c83f3cbab9e4a4c2b292a7a94</meta:generator>
    <meta:document-statistic meta:table-count="0" meta:image-count="1" meta:object-count="0" meta:page-count="1" meta:paragraph-count="4" meta:word-count="96" meta:character-count="599" meta:non-whitespace-character-count="505"/>
  </office:meta>
</office:document-meta>
</file>